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adoAM_Art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Sol. Méd.</text:p>
          </table:table-cell>
          <table:table-cell table:style-name="ce1" office:value-type="string" calcext:value-type="string">
            <text:p>T_med(s)</text:p>
          </table:table-cell>
          <table:table-cell table:style-name="ce1" office:value-type="string" calcext:value-type="string">
            <text:p>$\Delta_{Med} (\%)$</text:p>
          </table:table-cell>
          <table:table-cell table:style-name="ce1" office:value-type="string" calcext:value-type="string">
            <text:p>Sol. Mel.</text:p>
          </table:table-cell>
          <table:table-cell table:style-name="ce1" office:value-type="string" calcext:value-type="string">
            <text:p>T_mel(s)</text:p>
          </table:table-cell>
          <table:table-cell table:style-name="ce1" office:value-type="string" calcext:value-type="string">
            <text:p>$\Delta_{Me} (\%)$</text:p>
          </table:table-cell>
        </table:table-row>
        <table:table-row table:style-name="ro1">
          <table:table-cell office:value-type="string" calcext:value-type="string">
            <text:p>bayg29_10</text:p>
          </table:table-cell>
          <table:table-cell office:value-type="float" office:value="1791.8" calcext:value-type="float">
            <text:p>1791,80</text:p>
          </table:table-cell>
          <table:table-cell office:value-type="float" office:value="1.0816871" calcext:value-type="float">
            <text:p>1,08</text:p>
          </table:table-cell>
          <table:table-cell office:value-type="float" office:value="4.675" calcext:value-type="float">
            <text:p>4,68</text:p>
          </table:table-cell>
          <table:table-cell office:value-type="float" office:value="1714.8" calcext:value-type="float">
            <text:p>1714,80</text:p>
          </table:table-cell>
          <table:table-cell office:value-type="float" office:value="1.7171875" calcext:value-type="float">
            <text:p>1,72</text:p>
          </table:table-cell>
          <table:table-cell office:value-type="float" office:value="0.073" calcext:value-type="float">
            <text:p>0,07</text:p>
          </table:table-cell>
        </table:table-row>
        <table:table-row table:style-name="ro1">
          <table:table-cell office:value-type="string" calcext:value-type="string">
            <text:p>bayg29_25</text:p>
          </table:table-cell>
          <table:table-cell office:value-type="float" office:value="1850.7" calcext:value-type="float">
            <text:p>1850,70</text:p>
          </table:table-cell>
          <table:table-cell office:value-type="float" office:value="0.6279372" calcext:value-type="float">
            <text:p>0,63</text:p>
          </table:table-cell>
          <table:table-cell office:value-type="float" office:value="3.285" calcext:value-type="float">
            <text:p>3,29</text:p>
          </table:table-cell>
          <table:table-cell office:value-type="float" office:value="1792.6" calcext:value-type="float">
            <text:p>1792,60</text:p>
          </table:table-cell>
          <table:table-cell office:value-type="float" office:value="0.7828125" calcext:value-type="float">
            <text:p>0,7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yg29_50</text:p>
          </table:table-cell>
          <table:table-cell office:value-type="float" office:value="2140.5" calcext:value-type="float">
            <text:p>2140,50</text:p>
          </table:table-cell>
          <table:table-cell office:value-type="float" office:value="0.4724059" calcext:value-type="float">
            <text:p>0,47</text:p>
          </table:table-cell>
          <table:table-cell office:value-type="float" office:value="2.499" calcext:value-type="float">
            <text:p>2,50</text:p>
          </table:table-cell>
          <table:table-cell office:value-type="float" office:value="2091" calcext:value-type="float">
            <text:p>2091,00</text:p>
          </table:table-cell>
          <table:table-cell office:value-type="float" office:value="0.665625" calcext:value-type="float">
            <text:p>0,6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urma14_10</text:p>
          </table:table-cell>
          <table:table-cell office:value-type="float" office:value="3390.2" calcext:value-type="float">
            <text:p>3390,20</text:p>
          </table:table-cell>
          <table:table-cell office:value-type="float" office:value="0.0289996" calcext:value-type="float">
            <text:p>0,03</text:p>
          </table:table-cell>
          <table:table-cell office:value-type="float" office:value="0.105" calcext:value-type="float">
            <text:p>0,11</text:p>
          </table:table-cell>
          <table:table-cell office:value-type="float" office:value="3386.7" calcext:value-type="float">
            <text:p>3386,70</text:p>
          </table:table-cell>
          <table:table-cell office:value-type="float" office:value="0.03125" calcext:value-type="float">
            <text:p>0,0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urma14_25</text:p>
          </table:table-cell>
          <table:table-cell office:value-type="float" office:value="3599.8" calcext:value-type="float">
            <text:p>3599,80</text:p>
          </table:table-cell>
          <table:table-cell office:value-type="float" office:value="0.0279369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3596.8" calcext:value-type="float">
            <text:p>3596,80</text:p>
          </table:table-cell>
          <table:table-cell office:value-type="float" office:value="0.0296875" calcext:value-type="float">
            <text:p>0,0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urma14_50</text:p>
          </table:table-cell>
          <table:table-cell office:value-type="float" office:value="3864.6" calcext:value-type="float">
            <text:p>3864,60</text:p>
          </table:table-cell>
          <table:table-cell office:value-type="float" office:value="0.0240934" calcext:value-type="float">
            <text:p>0,02</text:p>
          </table:table-cell>
          <table:table-cell office:value-type="float" office:value="0.066" calcext:value-type="float">
            <text:p>0,07</text:p>
          </table:table-cell>
          <table:table-cell office:value-type="float" office:value="3862.3" calcext:value-type="float">
            <text:p>3862,30</text:p>
          </table:table-cell>
          <table:table-cell office:value-type="float" office:value="0.025" calcext:value-type="float">
            <text:p>0,0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fri26_10</text:p>
          </table:table-cell>
          <table:table-cell office:value-type="float" office:value="991.8" calcext:value-type="float">
            <text:p>991,80</text:p>
          </table:table-cell>
          <table:table-cell office:value-type="float" office:value="0.3130622" calcext:value-type="float">
            <text:p>0,31</text:p>
          </table:table-cell>
          <table:table-cell office:value-type="float" office:value="2.86" calcext:value-type="float">
            <text:p>2,86</text:p>
          </table:table-cell>
          <table:table-cell office:value-type="float" office:value="967.4" calcext:value-type="float">
            <text:p>967,40</text:p>
          </table:table-cell>
          <table:table-cell office:value-type="float" office:value="0.3375" calcext:value-type="float">
            <text:p>0,34</text:p>
          </table:table-cell>
          <table:table-cell office:value-type="float" office:value="0.363" calcext:value-type="float">
            <text:p>0,36</text:p>
          </table:table-cell>
        </table:table-row>
        <table:table-row table:style-name="ro1">
          <table:table-cell office:value-type="string" calcext:value-type="string">
            <text:p>fri26_25</text:p>
          </table:table-cell>
          <table:table-cell office:value-type="float" office:value="1133" calcext:value-type="float">
            <text:p>1133,00</text:p>
          </table:table-cell>
          <table:table-cell office:value-type="float" office:value="0.3476559" calcext:value-type="float">
            <text:p>0,35</text:p>
          </table:table-cell>
          <table:table-cell office:value-type="float" office:value="2.567" calcext:value-type="float">
            <text:p>2,57</text:p>
          </table:table-cell>
          <table:table-cell office:value-type="float" office:value="1105.2" calcext:value-type="float">
            <text:p>1105,20</text:p>
          </table:table-cell>
          <table:table-cell office:value-type="float" office:value="0.3953125" calcext:value-type="float">
            <text:p>0,40</text:p>
          </table:table-cell>
          <table:table-cell office:value-type="float" office:value="0.047" calcext:value-type="float">
            <text:p>0,05</text:p>
          </table:table-cell>
        </table:table-row>
        <table:table-row table:style-name="ro1">
          <table:table-cell office:value-type="string" calcext:value-type="string">
            <text:p>fri26_50</text:p>
          </table:table-cell>
          <table:table-cell office:value-type="float" office:value="1195.7" calcext:value-type="float">
            <text:p>1195,70</text:p>
          </table:table-cell>
          <table:table-cell office:value-type="float" office:value="0.542312" calcext:value-type="float">
            <text:p>0,54</text:p>
          </table:table-cell>
          <table:table-cell office:value-type="float" office:value="1.479" calcext:value-type="float">
            <text:p>1,48</text:p>
          </table:table-cell>
          <table:table-cell office:value-type="float" office:value="1178.7" calcext:value-type="float">
            <text:p>1178,70</text:p>
          </table:table-cell>
          <table:table-cell office:value-type="float" office:value="0.6390625" calcext:value-type="float">
            <text:p>0,64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17_10</text:p>
          </table:table-cell>
          <table:table-cell office:value-type="float" office:value="2162.1" calcext:value-type="float">
            <text:p>2162,10</text:p>
          </table:table-cell>
          <table:table-cell office:value-type="float" office:value="0.0532027" calcext:value-type="float">
            <text:p>0,05</text:p>
          </table:table-cell>
          <table:table-cell office:value-type="float" office:value="0.557" calcext:value-type="float">
            <text:p>0,56</text:p>
          </table:table-cell>
          <table:table-cell office:value-type="float" office:value="2150.3" calcext:value-type="float">
            <text:p>2150,30</text:p>
          </table:table-cell>
          <table:table-cell office:value-type="float" office:value="0.05625" calcext:value-type="float">
            <text:p>0,0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17_25</text:p>
          </table:table-cell>
          <table:table-cell office:value-type="float" office:value="2258.5" calcext:value-type="float">
            <text:p>2258,50</text:p>
          </table:table-cell>
          <table:table-cell office:value-type="float" office:value="0.0575778" calcext:value-type="float">
            <text:p>0,06</text:p>
          </table:table-cell>
          <table:table-cell office:value-type="float" office:value="0.956" calcext:value-type="float">
            <text:p>0,96</text:p>
          </table:table-cell>
          <table:table-cell office:value-type="float" office:value="2237.7" calcext:value-type="float">
            <text:p>2237,70</text:p>
          </table:table-cell>
          <table:table-cell office:value-type="float" office:value="0.065625" calcext:value-type="float">
            <text:p>0,07</text:p>
          </table:table-cell>
          <table:table-cell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gr17_50</text:p>
          </table:table-cell>
          <table:table-cell office:value-type="float" office:value="2726" calcext:value-type="float">
            <text:p>2726,00</text:p>
          </table:table-cell>
          <table:table-cell office:value-type="float" office:value="0.0484058" calcext:value-type="float">
            <text:p>0,05</text:p>
          </table:table-cell>
          <table:table-cell office:value-type="float" office:value="0.593" calcext:value-type="float">
            <text:p>0,59</text:p>
          </table:table-cell>
          <table:table-cell office:value-type="float" office:value="2710.3" calcext:value-type="float">
            <text:p>2710,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21_10</text:p>
          </table:table-cell>
          <table:table-cell office:value-type="float" office:value="2924.1" calcext:value-type="float">
            <text:p>2924,10</text:p>
          </table:table-cell>
          <table:table-cell office:value-type="float" office:value="0.1494214" calcext:value-type="float">
            <text:p>0,15</text:p>
          </table:table-cell>
          <table:table-cell office:value-type="float" office:value="3.264" calcext:value-type="float">
            <text:p>3,26</text:p>
          </table:table-cell>
          <table:table-cell office:value-type="float" office:value="2833.6" calcext:value-type="float">
            <text:p>2833,60</text:p>
          </table:table-cell>
          <table:table-cell office:value-type="float" office:value="0.175" calcext:value-type="float">
            <text:p>0,1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21_25</text:p>
          </table:table-cell>
          <table:table-cell office:value-type="float" office:value="3041.9" calcext:value-type="float">
            <text:p>3041,90</text:p>
          </table:table-cell>
          <table:table-cell office:value-type="float" office:value="0.1666715" calcext:value-type="float">
            <text:p>0,17</text:p>
          </table:table-cell>
          <table:table-cell office:value-type="float" office:value="2.765" calcext:value-type="float">
            <text:p>2,77</text:p>
          </table:table-cell>
          <table:table-cell office:value-type="float" office:value="2962.6" calcext:value-type="float">
            <text:p>2962,60</text:p>
          </table:table-cell>
          <table:table-cell office:value-type="float" office:value="0.1609375" calcext:value-type="float">
            <text:p>0,1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r21_50</text:p>
          </table:table-cell>
          <table:table-cell office:value-type="float" office:value="3798.4" calcext:value-type="float">
            <text:p>3798,40</text:p>
          </table:table-cell>
          <table:table-cell office:value-type="float" office:value="0.1432653" calcext:value-type="float">
            <text:p>0,14</text:p>
          </table:table-cell>
          <table:table-cell office:value-type="float" office:value="1.672" calcext:value-type="float">
            <text:p>1,67</text:p>
          </table:table-cell>
          <table:table-cell office:value-type="float" office:value="3738.1" calcext:value-type="float">
            <text:p>3738,10</text:p>
          </table:table-cell>
          <table:table-cell office:value-type="float" office:value="0.184375" calcext:value-type="float">
            <text:p>0,1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16_10</text:p>
          </table:table-cell>
          <table:table-cell office:value-type="float" office:value="6878.6" calcext:value-type="float">
            <text:p>6878,60</text:p>
          </table:table-cell>
          <table:table-cell office:value-type="float" office:value="0.0501246" calcext:value-type="float">
            <text:p>0,05</text:p>
          </table:table-cell>
          <table:table-cell office:value-type="float" office:value="0.152" calcext:value-type="float">
            <text:p>0,15</text:p>
          </table:table-cell>
          <table:table-cell office:value-type="float" office:value="6868.2" calcext:value-type="float">
            <text:p>6868,20</text:p>
          </table:table-cell>
          <table:table-cell office:value-type="float" office:value="0.0609375" calcext:value-type="float">
            <text:p>0,0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16_25</text:p>
          </table:table-cell>
          <table:table-cell office:value-type="float" office:value="7192.1" calcext:value-type="float">
            <text:p>7192,10</text:p>
          </table:table-cell>
          <table:table-cell office:value-type="float" office:value="0.0466401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7165.4" calcext:value-type="float">
            <text:p>7165,4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16_50</text:p>
          </table:table-cell>
          <table:table-cell office:value-type="float" office:value="7597.3" calcext:value-type="float">
            <text:p>7597,30</text:p>
          </table:table-cell>
          <table:table-cell office:value-type="float" office:value="0.04448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7590.3" calcext:value-type="float">
            <text:p>7590,30</text:p>
          </table:table-cell>
          <table:table-cell office:value-type="float" office:value="0.0515625" calcext:value-type="float">
            <text:p>0,0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22_10</text:p>
          </table:table-cell>
          <table:table-cell office:value-type="float" office:value="7154.9" calcext:value-type="float">
            <text:p>7154,90</text:p>
          </table:table-cell>
          <table:table-cell office:value-type="float" office:value="0.1603903" calcext:value-type="float">
            <text:p>0,16</text:p>
          </table:table-cell>
          <table:table-cell office:value-type="float" office:value="0.953" calcext:value-type="float">
            <text:p>0,95</text:p>
          </table:table-cell>
          <table:table-cell office:value-type="float" office:value="7087.6" calcext:value-type="float">
            <text:p>7087,60</text:p>
          </table:table-cell>
          <table:table-cell office:value-type="float" office:value="0.175" calcext:value-type="float">
            <text:p>0,1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22_25</text:p>
          </table:table-cell>
          <table:table-cell office:value-type="float" office:value="7639.4" calcext:value-type="float">
            <text:p>7639,40</text:p>
          </table:table-cell>
          <table:table-cell office:value-type="float" office:value="0.187109" calcext:value-type="float">
            <text:p>0,19</text:p>
          </table:table-cell>
          <table:table-cell office:value-type="float" office:value="1.758" calcext:value-type="float">
            <text:p>1,76</text:p>
          </table:table-cell>
          <table:table-cell office:value-type="float" office:value="7508.7" calcext:value-type="float">
            <text:p>7508,70</text:p>
          </table:table-cell>
          <table:table-cell office:value-type="float" office:value="0.2015625" calcext:value-type="float">
            <text:p>0,2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lysses22_50</text:p>
          </table:table-cell>
          <table:table-cell office:value-type="float" office:value="8519" calcext:value-type="float">
            <text:p>8519,00</text:p>
          </table:table-cell>
          <table:table-cell office:value-type="float" office:value="0.1911403" calcext:value-type="float">
            <text:p>0,19</text:p>
          </table:table-cell>
          <table:table-cell office:value-type="float" office:value="1.143" calcext:value-type="float">
            <text:p>1,14</text:p>
          </table:table-cell>
          <table:table-cell office:value-type="float" office:value="8427" calcext:value-type="float">
            <text:p>8427,00</text:p>
          </table:table-cell>
          <table:table-cell office:value-type="float" office:value="0.215625" calcext:value-type="float">
            <text:p>0,22</text:p>
          </table:table-cell>
          <table:table-cell office:value-type="float" office:value="0.018" calcext:value-type="float">
            <text:p>0,02</text:p>
          </table:table-cell>
        </table:table-row>
        <table:table-row table:style-name="ro1">
          <table:table-cell office:value-type="string" calcext:value-type="string">
            <text:p>gr48_10</text:p>
          </table:table-cell>
          <table:table-cell office:value-type="float" office:value="5756.9" calcext:value-type="float">
            <text:p>5756,90</text:p>
          </table:table-cell>
          <table:table-cell office:value-type="float" office:value="5.0484371" calcext:value-type="float">
            <text:p>5,05</text:p>
          </table:table-cell>
          <table:table-cell office:value-type="float" office:value="8.983" calcext:value-type="float">
            <text:p>8,98</text:p>
          </table:table-cell>
          <table:table-cell office:value-type="float" office:value="5405" calcext:value-type="float">
            <text:p>5405,00</text:p>
          </table:table-cell>
          <table:table-cell office:value-type="float" office:value="11.575" calcext:value-type="float">
            <text:p>11,58</text:p>
          </table:table-cell>
          <table:table-cell office:value-type="float" office:value="2.308" calcext:value-type="float">
            <text:p>2,31</text:p>
          </table:table-cell>
        </table:table-row>
        <table:table-row table:style-name="ro1">
          <table:table-cell office:value-type="string" calcext:value-type="string">
            <text:p>gr48_25</text:p>
          </table:table-cell>
          <table:table-cell office:value-type="float" office:value="6222.6" calcext:value-type="float">
            <text:p>6222,60</text:p>
          </table:table-cell>
          <table:table-cell office:value-type="float" office:value="5.3837809" calcext:value-type="float">
            <text:p>5,38</text:p>
          </table:table-cell>
          <table:table-cell office:value-type="float" office:value="7.31" calcext:value-type="float">
            <text:p>7,31</text:p>
          </table:table-cell>
          <table:table-cell office:value-type="float" office:value="5926" calcext:value-type="float">
            <text:p>5926,00</text:p>
          </table:table-cell>
          <table:table-cell office:value-type="float" office:value="9.5375" calcext:value-type="float">
            <text:p>9,54</text:p>
          </table:table-cell>
          <table:table-cell office:value-type="float" office:value="2.201" calcext:value-type="float">
            <text:p>2,20</text:p>
          </table:table-cell>
        </table:table-row>
        <table:table-row table:style-name="ro1">
          <table:table-cell office:value-type="string" calcext:value-type="string">
            <text:p>gr48_50</text:p>
          </table:table-cell>
          <table:table-cell office:value-type="float" office:value="7103.3" calcext:value-type="float">
            <text:p>7103,30</text:p>
          </table:table-cell>
          <table:table-cell office:value-type="float" office:value="5.8489371" calcext:value-type="float">
            <text:p>5,85</text:p>
          </table:table-cell>
          <table:table-cell office:value-type="float" office:value="7.119" calcext:value-type="float">
            <text:p>7,12</text:p>
          </table:table-cell>
          <table:table-cell office:value-type="float" office:value="6737.6" calcext:value-type="float">
            <text:p>6737,60</text:p>
          </table:table-cell>
          <table:table-cell office:value-type="float" office:value="7.9015625" calcext:value-type="float">
            <text:p>7,90</text:p>
          </table:table-cell>
          <table:table-cell office:value-type="float" office:value="1.562" calcext:value-type="float">
            <text:p>1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1:46:11.770000000</dc:date>
    <meta:editing-duration>PT8M51S</meta:editing-duration>
    <meta:editing-cycles>1</meta:editing-cycles>
    <meta:document-statistic meta:table-count="1" meta:cell-count="175" meta:object-count="0"/>
    <meta:generator>LibreOffice/7.0.4.2$Windows_X86_64 LibreOffice_project/dcf040e67528d9187c66b2379df5ea4407429775</meta:generator>
  </office:meta>
</office:document-meta>
</file>